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749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10.675cm"/>
    </style:style>
    <style:style style:name="co4" style:family="table-column">
      <style:table-column-properties fo:break-before="auto" style:column-width="5.828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10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fo:wrap-option="wrap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1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0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1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9"/>
        <table:table-column table:style-name="co6" table:number-columns-repeated="1019" table:default-cell-style-name="ce4"/>
        <table:table-row table:style-name="ro1">
          <table:table-cell table:style-name="ce1" office:value-type="string" calcext:value-type="string">
            <text:p>Grantee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Issue</text:p>
          </table:table-cell>
          <table:table-cell table:style-name="ce5" office:value-type="string" calcext:value-type="string">
            <text:p>Program</text:p>
          </table:table-cell>
          <table:table-cell table:style-name="ce6" office:value-type="string" calcext:value-type="string">
            <text:p>Amount</text:p>
          </table:table-cell>
          <table:table-cell table:style-name="ce11" table:number-columns-repeated="1019"/>
        </table:table-row>
        <table:table-row table:style-name="ro1">
          <table:table-cell table:style-name="ce2" table:number-columns-repeated="4"/>
          <table:table-cell table:style-name="ce7"/>
          <table:table-cell table:style-name="ce11"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20/03/INV-005719" xlink:type="simple">Johns Hopkins University Bloomberg School of Public Health</text:a>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string" calcext:value-type="string">
            <text:p>Family Planning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10000" calcext:value-type="currency">
            <text:p>$1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20/03/INV-005287" xlink:type="simple">Johns Hopkins University Bloomberg School of Public Health</text:a>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string" calcext:value-type="string">
            <text:p>Family Planning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99993" calcext:value-type="currency">
            <text:p>$99.99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9/11/OPP1212902" xlink:type="simple">Johns Hopkins University</text:a>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Delivery of Solutions to Improve Global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687904" calcext:value-type="currency">
            <text:p>$687.90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9/11/INV-002524" xlink:type="simple">Johns Hopkins University</text:a>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MNCH Discovery &amp; Tool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500237" calcext:value-type="currency">
            <text:p>$500.23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9/11/INV-002006" xlink:type="simple">Johns Hopkins University Bloomberg School of Public Health</text:a>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Discovery and Translational Science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3432546" calcext:value-type="currency">
            <text:p>$3.432.54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9/11/INV-003813" xlink:type="simple">Johns Hopkins University Bloomberg School of Public Health</text:a>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Delivery of Solutions to Improve Global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2876472" calcext:value-type="currency">
            <text:p>$2.876.47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9/11/OPP1218176" xlink:type="simple">Johns Hopkins University Bloomberg School of Public Health</text:a>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Enteric and Diarrheal Diseases 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899312" calcext:value-type="currency">
            <text:p>$899.31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9/11/INV-001763" xlink:type="simple">Johns Hopkins University Bloomberg School of Public Health</text:a>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Malaria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451075" calcext:value-type="currency">
            <text:p>$1.451.07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9/11/OPP1217304" xlink:type="simple">Johns Hopkins University Bloomberg School of Public Health</text:a>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Discovery and Translational Science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00000" calcext:value-type="currency">
            <text:p>$10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9/10/INV-000202" xlink:type="simple">Johns Hopkins University Bloomberg School of Public Health</text:a>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Enteric and Diarrheal Diseases 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750611" calcext:value-type="currency">
            <text:p>$750.61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9/09/INV-002712" xlink:type="simple">Johns Hopkins University Bloomberg School of Public Health</text:a>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Delivery of Solutions to Improve Global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190470" calcext:value-type="currency">
            <text:p>$190.4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9/09/INV-002667" xlink:type="simple">Johns Hopkins University Bloomberg School of Public Health</text:a>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Enteric and Diarrheal Diseases 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892000" calcext:value-type="currency">
            <text:p>$1.892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9/08/OPP1216899" xlink:type="simple">Johns Hopkins University</text:a>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Family Planning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80000" calcext:value-type="currency">
            <text:p>$8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9/08/OPP1212721" xlink:type="simple">Johns Hopkins University</text:a>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Global Health and Development Public Awareness and Analysis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1252981" calcext:value-type="currency">
            <text:p>$1.252.98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9/05/OPP1213317" xlink:type="simple">Johns Hopkins University</text:a>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Discovery and Translational Science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46011" calcext:value-type="currency">
            <text:p>$146.01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9/04/INV-001346" xlink:type="simple">Johns Hopkins University</text:a>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Delivery of Solutions to Improve Global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85230" calcext:value-type="currency">
            <text:p>$85.23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9/04/OPP1211544" xlink:type="simple">Johns Hopkins University Bloomberg School of Public Health</text:a>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MNCH Discovery &amp; Tool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200000" calcext:value-type="currency">
            <text:p>$20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9/03/OPP1212270" xlink:type="simple">Johns Hopkins University</text:a>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Discovery and Translational Science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00000" calcext:value-type="currency">
            <text:p>$10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8/12/OPP1197912" xlink:type="simple">Johns Hopkins University</text:a>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Family Planning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11210342" calcext:value-type="currency">
            <text:p>$11.210.34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8/11/OPP1203306" xlink:type="simple">Johns Hopkins University</text:a>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MNCH Discovery &amp; Tool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649858" calcext:value-type="currency">
            <text:p>$649.85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8/11/OPP1198333" xlink:type="simple">Johns Hopkins University</text:a>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Family Planning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10965667" calcext:value-type="currency">
            <text:p>$10.965.66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8/11/OPP1204659" xlink:type="simple">Johns Hopkins University</text:a>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U.S. Economic Mobility &amp; Opportunity</text:p>
          </table:table-cell>
          <table:table-cell table:style-name="ce3" office:value-type="string" calcext:value-type="string">
            <text:p>US Program</text:p>
          </table:table-cell>
          <table:table-cell table:style-name="ce8" office:value-type="currency" office:currency="USD" office:value="680997" calcext:value-type="currency">
            <text:p>$680.99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8/10/OPP1198935" xlink:type="simple">Johns Hopkins University</text:a>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K-12 Education</text:p>
          </table:table-cell>
          <table:table-cell table:style-name="ce3" office:value-type="string" calcext:value-type="string">
            <text:p>US Program</text:p>
          </table:table-cell>
          <table:table-cell table:style-name="ce8" office:value-type="currency" office:currency="USD" office:value="550000" calcext:value-type="currency">
            <text:p>$55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8/10/OPP1198720" xlink:type="simple">Johns Hopkins University</text:a>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K-12 Education</text:p>
          </table:table-cell>
          <table:table-cell table:style-name="ce3" office:value-type="string" calcext:value-type="string">
            <text:p>US Program</text:p>
          </table:table-cell>
          <table:table-cell table:style-name="ce8" office:value-type="currency" office:currency="USD" office:value="199994" calcext:value-type="currency">
            <text:p>$199.99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8/09/OPP1201123" xlink:type="simple">Johns Hopkins University</text:a>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Vaccine Development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49121" calcext:value-type="currency">
            <text:p>$149.1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8/09/OPP1201895" xlink:type="simple">Johns Hopkins University Bloomberg School of Public Health</text:a>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MNCH Discovery &amp; Tool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4998" calcext:value-type="currency">
            <text:p>$14.99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8/08/OPP1194746" xlink:type="simple">Johns Hopkins University Bloomberg School of Public Health</text:a>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Vaccine Development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200000" calcext:value-type="currency">
            <text:p>$20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8/08/OPP1197181" xlink:type="simple">Johns Hopkins University</text:a>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Delivery of Solutions to Improve Global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150000" calcext:value-type="currency">
            <text:p>$15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8/07/OPP1195157" xlink:type="simple">Johns Hopkins University</text:a>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Vaccine Development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666969" calcext:value-type="currency">
            <text:p>$666.96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8/05/OPP1189827" xlink:type="simple">Johns Hopkins University</text:a>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MNCH Discovery &amp; Tool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214475" calcext:value-type="currency">
            <text:p>$1.214.47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8/05/OPP1191944" xlink:type="simple">Johns Hopkins University</text:a>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Enteric and Diarrheal Diseases 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383531" calcext:value-type="currency">
            <text:p>$383.53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8/04/OPP1189959" xlink:type="simple">Johns Hopkins University</text:a>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Discovery and Translational Science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00000" calcext:value-type="currency">
            <text:p>$10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8/02/OPP1181839" xlink:type="simple">Johns Hopkins University</text:a>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Pneumonia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436735" calcext:value-type="currency">
            <text:p>$1.436.73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7/11/OPP1181095" xlink:type="simple">Johns Hopkins University Bloomberg School of Public Health</text:a>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Delivery of Solutions to Improve Global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1441882" calcext:value-type="currency">
            <text:p>$1.441.88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7/11/OPP1178578" xlink:type="simple">Johns Hopkins University</text:a>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Polio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3735077" calcext:value-type="currency">
            <text:p>$3.735.07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7/11/OPP1185604" xlink:type="simple">Johns Hopkins University Bloomberg School of Public Health</text:a>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Delivery of Solutions to Improve Global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25000" calcext:value-type="currency">
            <text:p>$25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7/10/OPP1182954" xlink:type="simple">Johns Hopkins University</text:a>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Discovery and Translational Science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00000" calcext:value-type="currency">
            <text:p>$10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7/10/OPP1181398" xlink:type="simple">Johns Hopkins University</text:a>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Family Planning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5200000" calcext:value-type="currency">
            <text:p>$5.20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7/10/OPP1180844" xlink:type="simple">Johns Hopkins University</text:a>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Discovery and Translational Science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00000" calcext:value-type="currency">
            <text:p>$10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7/10/OPP1172551" xlink:type="simple">Johns Hopkins University</text:a>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Emergency Response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10250000" calcext:value-type="currency">
            <text:p>$10.25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7/09/OPP1179252" xlink:type="simple">Johns Hopkins University</text:a>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Family Planning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2273598" calcext:value-type="currency">
            <text:p>$2.273.59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7/09/OPP1174256" xlink:type="simple">Johns Hopkins University</text:a>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Nutrition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7000000" calcext:value-type="currency">
            <text:p>$7.00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7/08/OPP1178741" xlink:type="simple">Johns Hopkins University</text:a>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Delivery of Solutions to Improve Global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8071130" calcext:value-type="currency">
            <text:p>$8.071.13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7/08/OPP1164205" xlink:type="simple">Johns Hopkins University</text:a>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MNCH Discovery &amp; Tools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1057183" calcext:value-type="currency">
            <text:p>$1.057.18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7/07/OPP1174124" xlink:type="simple">Johns Hopkins University</text:a>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Pneumonia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333428" calcext:value-type="currency">
            <text:p>$333.42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7/07/OPP1163259" xlink:type="simple">Johns Hopkins University</text:a>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Enteric and Diarrheal Diseases 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7044469" calcext:value-type="currency">
            <text:p>$7.044.46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7/06/OPP1172356" xlink:type="simple">Johns Hopkins University Bloomberg School of Public Health</text:a>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Pneumonia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713689" calcext:value-type="currency">
            <text:p>$713.68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7/06/OPP1171700" xlink:type="simple">Johns Hopkins University Bloomberg School of Public Health</text:a>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Enteric and Diarrheal Diseases 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894949" calcext:value-type="currency">
            <text:p>$894.94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7/06/OPP1173460" xlink:type="simple">Johns Hopkins University</text:a>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HIV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42951" calcext:value-type="currency">
            <text:p>$42.95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6/11/OPP1163221" xlink:type="simple">Johns Hopkins University</text:a>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Research and Learning Opportunitie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3219492" calcext:value-type="currency">
            <text:p>$13.219.4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6/11/OPP1161917" xlink:type="simple">Johns Hopkins University</text:a>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K-12 Education</text:p>
          </table:table-cell>
          <table:table-cell table:style-name="ce3" office:value-type="string" calcext:value-type="string">
            <text:p>US Program</text:p>
          </table:table-cell>
          <table:table-cell table:style-name="ce8" office:value-type="currency" office:currency="USD" office:value="1994006" calcext:value-type="currency">
            <text:p>$1.994.00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6/11/OPP1163880" xlink:type="simple">Johns Hopkins University</text:a>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Family Planning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3084208" calcext:value-type="currency">
            <text:p>$3.084.2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6/11/OPP1163884" xlink:type="simple">Johns Hopkins University</text:a>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Family Planning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4993285" calcext:value-type="currency">
            <text:p>$4.993.28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6/10/OPP1161162" xlink:type="simple">Johns Hopkins University</text:a>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Enteric and Diarrheal Diseases 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053489" calcext:value-type="currency">
            <text:p>$1.053.48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6/10/OPP1164350" xlink:type="simple">Johns Hopkins University Bloomberg School of Public Health</text:a>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Enteric and Diarrheal Diseases 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8510" calcext:value-type="currency">
            <text:p>$18.51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6/10/OPP1152032" xlink:type="simple">Johns Hopkins University</text:a>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Nutrition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1719661" calcext:value-type="currency">
            <text:p>$1.719.66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6/10/OPP1141435" xlink:type="simple">Johns Hopkins University</text:a>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Discovery and Translational Sciences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4999952" calcext:value-type="currency">
            <text:p>$4.999.95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6/09/OPP1154742" xlink:type="simple">Johns Hopkins University Bloomberg School of Public Health</text:a>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Enteric and Diarrheal Diseases 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50000" calcext:value-type="currency">
            <text:p>$5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6/07/OPP1150668" xlink:type="simple">Johns Hopkins University</text:a>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HIV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48658" calcext:value-type="currency">
            <text:p>$148.65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6/07/OPP1148763" xlink:type="simple">Johns Hopkins University</text:a>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Enteric and Diarrheal Diseases 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4576711" calcext:value-type="currency">
            <text:p>$4.576.71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6/07/OPP1145051" xlink:type="simple">Johns Hopkins University Bloomberg School of Public Health</text:a>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Family Planning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58449194" calcext:value-type="currency">
            <text:p>$58.449.19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6/05/OPP1152330" xlink:type="simple">Johns Hopkins University</text:a>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Delivery of Solutions to Improve Global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1572223" calcext:value-type="currency">
            <text:p>$1.572.22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6/05/OPP1141721" xlink:type="simple">Johns Hopkins University</text:a>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Delivery of Solutions to Improve Global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5992658" calcext:value-type="currency">
            <text:p>$5.992.65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5/12/OPP1147605" xlink:type="simple">Johns Hopkins University</text:a>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Delivery of Solutions to Improve Global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49699" calcext:value-type="currency">
            <text:p>$49.69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5/11/OPP1137343" xlink:type="simple">Johns Hopkins University Bloomberg School of Public Health</text:a>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Delivery of Solutions to Improve Global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1241130" calcext:value-type="currency">
            <text:p>$1.241.13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5/11/OPP1139051" xlink:type="simple">Johns Hopkins University</text:a>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Delivery of Solutions to Improve Global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559753" calcext:value-type="currency">
            <text:p>$559.75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5/11/OPP1136845" xlink:type="simple">Johns Hopkins University</text:a>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Maternal, Neonatal and Child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502931" calcext:value-type="currency">
            <text:p>$502.93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5/11/OPP1094816" xlink:type="simple">Johns Hopkins University Bloomberg School of Public Health</text:a>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Delivery of Solutions to Improve Global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8447741" calcext:value-type="currency">
            <text:p>$8.447.74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5/11/OPP1139791" xlink:type="simple">Johns Hopkins University</text:a>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Delivery of Solutions to Improve Global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704130" calcext:value-type="currency">
            <text:p>$704.13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5/11/OPP1139130" xlink:type="simple">Johns Hopkins University</text:a>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Malaria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839483" calcext:value-type="currency">
            <text:p>$839.48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5/11/OPP1130522" xlink:type="simple">Johns Hopkins University</text:a>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Family Planning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18128276" calcext:value-type="currency">
            <text:p>$18.128.27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5/10/OPP1134488" xlink:type="simple">Johns Hopkins University Bloomberg School of Public Health</text:a>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Delivery of Solutions to Improve Global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1153568" calcext:value-type="currency">
            <text:p>$1.153.56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5/10/OPP1137446" xlink:type="simple">Johns Hopkins University Bloomberg School of Public Health</text:a>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Enteric and Diarrheal Diseases 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737334" calcext:value-type="currency">
            <text:p>$737.33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5/10/OPP1135801" xlink:type="simple">Johns Hopkins University</text:a>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K-12 Education</text:p>
          </table:table-cell>
          <table:table-cell table:style-name="ce3" office:value-type="string" calcext:value-type="string">
            <text:p>US Program</text:p>
          </table:table-cell>
          <table:table-cell table:style-name="ce8" office:value-type="currency" office:currency="USD" office:value="275000" calcext:value-type="currency">
            <text:p>$275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5/10/OPP1128214" xlink:type="simple">Johns Hopkins University</text:a>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Delivery of Solutions to Improve Global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4959415" calcext:value-type="currency">
            <text:p>$4.959.41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5/10/OPP1128461" xlink:type="simple">Johns Hopkins University Bloomberg School of Public Health</text:a>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Enteric and Diarrheal Diseases 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2447946" calcext:value-type="currency">
            <text:p>$2.447.94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5/08/OPP1131701" xlink:type="simple">Johns Hopkins University</text:a>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Maternal, Neonatal and Child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188305" calcext:value-type="currency">
            <text:p>$188.30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5/08/OPP1137244" xlink:type="simple">Johns Hopkins University</text:a>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Delivery of Solutions to Improve Global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65632" calcext:value-type="currency">
            <text:p>$65.63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5/05/OPP1127318" xlink:type="simple">Johns Hopkins University Bloomberg School of Public Health</text:a>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Enteric and Diarrheal Diseases 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662094" calcext:value-type="currency">
            <text:p>$662.09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5/05/OPP1127192" xlink:type="simple">Johns Hopkins University</text:a>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Enteric and Diarrheal Diseases 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397417" calcext:value-type="currency">
            <text:p>$397.41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5/03/OPP1125119" xlink:type="simple">Johns Hopkins University Bloomberg School of Public Health</text:a>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Delivery of Solutions to Improve Global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638504" calcext:value-type="currency">
            <text:p>$638.50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5/02/OPP1123419" xlink:type="simple">Johns Hopkins University School of Medicine</text:a>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Pneumonia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488933" calcext:value-type="currency">
            <text:p>$488.93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5/02/OPP1123150" xlink:type="simple">Johns Hopkins University</text:a>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Malaria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525000" calcext:value-type="currency">
            <text:p>$525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4/11/OPP1115715" xlink:type="simple">Johns Hopkins University</text:a>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HIV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2942355" calcext:value-type="currency">
            <text:p>$2.942.35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4/11/OPP1119720" xlink:type="simple">Johns Hopkins University</text:a>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Discovery and Translational Science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251961" calcext:value-type="currency">
            <text:p>$251.96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4/11/OPP1121638" xlink:type="simple">Johns Hopkins University Bloomberg School of Public Health</text:a>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Delivery of Solutions to Improve Global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680741" calcext:value-type="currency">
            <text:p>$680.74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4/11/OPP1109415" xlink:type="simple">Johns Hopkins University</text:a>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Development of Solutions to Improve Global Health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4397871" calcext:value-type="currency">
            <text:p>$4.397.87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4/11/OPP1117218" xlink:type="simple">Johns Hopkins University</text:a>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Delivery of Solutions to Improve Global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1217805" calcext:value-type="currency">
            <text:p>$1.217.80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4/11/OPP1111934" xlink:type="simple">Johns Hopkins University</text:a>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HIV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674419" calcext:value-type="currency">
            <text:p>$674.4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4/10/OPP1117555" xlink:type="simple">Johns Hopkins University Bloomberg School of Public Health</text:a>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Delivery of Solutions to Improve Global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432348" calcext:value-type="currency">
            <text:p>$432.34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4/10/OPP1117483" xlink:type="simple">Johns Hopkins University</text:a>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Pneumonia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2381694" calcext:value-type="currency">
            <text:p>$2.381.69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4/10/OPP1120371" xlink:type="simple">Johns Hopkins University Bloomberg School of Public Health</text:a>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Pneumonia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2043788" calcext:value-type="currency">
            <text:p>$2.043.78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4/09/OPP1119338" xlink:type="simple">Johns Hopkins University</text:a>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K-12 Education</text:p>
          </table:table-cell>
          <table:table-cell table:style-name="ce3" office:value-type="string" calcext:value-type="string">
            <text:p>US Program</text:p>
          </table:table-cell>
          <table:table-cell table:style-name="ce8" office:value-type="currency" office:currency="USD" office:value="10000" calcext:value-type="currency">
            <text:p>$1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4/07/OPP1114097" xlink:type="simple">Johns Hopkins University</text:a>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Discovery and Translational Sciences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835135" calcext:value-type="currency">
            <text:p>$835.13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4/06/OPP1110928" xlink:type="simple">Johns Hopkins University Bloomberg School of Public Health</text:a>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Delivery of Solutions to Improve Global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161251" calcext:value-type="currency">
            <text:p>$161.25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4/06/OPP1109905" xlink:type="simple">Johns Hopkins University</text:a>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Enteric and Diarrheal Diseases 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69739" calcext:value-type="currency">
            <text:p>$169.73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4/05/OPP1109203" xlink:type="simple">Johns Hopkins University Bloomberg School of Public Health</text:a>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Enteric and Diarrheal Diseases 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99202" calcext:value-type="currency">
            <text:p>$99.20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4/04/OPP1106054" xlink:type="simple">Johns Hopkins University Bloomberg School of Public Health</text:a>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Vaccine Delivery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1732468" calcext:value-type="currency">
            <text:p>$1.732.46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4/04/OPP1105229" xlink:type="simple">Johns Hopkins University</text:a>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Delivery of Solutions to Improve Global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9786362" calcext:value-type="currency">
            <text:p>$9.786.36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4/04/OPP1099837" xlink:type="simple">Johns Hopkins University School of Medicine</text:a>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HIV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925281" calcext:value-type="currency">
            <text:p>$925.28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4/04/OPP1108165" xlink:type="simple">Johns Hopkins University</text:a>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Discovery and Translational Science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00000" calcext:value-type="currency">
            <text:p>$10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3/11/OPP1100006" xlink:type="simple">Johns Hopkins University</text:a>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string" calcext:value-type="string">
            <text:p>K-12 Education</text:p>
          </table:table-cell>
          <table:table-cell table:style-name="ce3" office:value-type="string" calcext:value-type="string">
            <text:p>US Program</text:p>
          </table:table-cell>
          <table:table-cell table:style-name="ce8" office:value-type="currency" office:currency="USD" office:value="487071" calcext:value-type="currency">
            <text:p>$487.07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3/10/OPP1084399" xlink:type="simple">Johns Hopkins University</text:a>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string" calcext:value-type="string">
            <text:p>Maternal, Neonatal and Child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4916720" calcext:value-type="currency">
            <text:p>$4.916.72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3/09/OPP1096225" xlink:type="simple">Johns Hopkins University</text:a>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string" calcext:value-type="string">
            <text:p>Maternal, Neonatal and Child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4999680" calcext:value-type="currency">
            <text:p>$4.999.68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3/09/OPP1084286" xlink:type="simple">Johns Hopkins University</text:a>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string" calcext:value-type="string">
            <text:p>Pneumonia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6376130" calcext:value-type="currency">
            <text:p>$6.376.13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3/08/OPP1084442" xlink:type="simple">Johns Hopkins University Bloomberg School of Public Health</text:a>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string" calcext:value-type="string">
            <text:p>Maternal, Neonatal and Child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3000000" calcext:value-type="currency">
            <text:p>$3.00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3/08/OPP1084423" xlink:type="simple">Johns Hopkins University</text:a>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string" calcext:value-type="string">
            <text:p>Maternal, Neonatal and Child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2991748" calcext:value-type="currency">
            <text:p>$2.991.74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3/07/OPP1084309" xlink:type="simple">Johns Hopkins University</text:a>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string" calcext:value-type="string">
            <text:p>Pneumonia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295681" calcext:value-type="currency">
            <text:p>$295.68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3/06/OPP1089243" xlink:type="simple">Johns Hopkins University Bloomberg School of Public Health</text:a>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string" calcext:value-type="string">
            <text:p>Enteric and Diarrheal Diseases 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471557" calcext:value-type="currency">
            <text:p>$471.55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3/05/OPP1091263" xlink:type="simple">Johns Hopkins University</text:a>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string" calcext:value-type="string">
            <text:p>HIV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239235" calcext:value-type="currency">
            <text:p>$239.23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3/04/OPP1079004" xlink:type="simple">Johns Hopkins University</text:a>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string" calcext:value-type="string">
            <text:p>Family Planning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40099124" calcext:value-type="currency">
            <text:p>$40.099.12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3/04/OPP1084329" xlink:type="simple">Johns Hopkins University Bloomberg School of Public Health</text:a>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string" calcext:value-type="string">
            <text:p>Enteric and Diarrheal Diseases 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286210" calcext:value-type="currency">
            <text:p>$1.286.21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3/03/OPP1078313" xlink:type="simple">Johns Hopkins University</text:a>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string" calcext:value-type="string">
            <text:p>Delivery of Solutions to Improve Global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86710" calcext:value-type="currency">
            <text:p>$86.71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2/11/OPP1053556" xlink:type="simple">Johns Hopkins University</text:a>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Enteric and Diarrheal Diseases 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4995354" calcext:value-type="currency">
            <text:p>$4.995.35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2/11/OPP1034606" xlink:type="simple">Johns Hopkins University</text:a>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Pneumonia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906539" calcext:value-type="currency">
            <text:p>$906.53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2/11/OPP1053900" xlink:type="simple">Johns Hopkins University</text:a>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Delivery of Solutions to Improve Global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2063159" calcext:value-type="currency">
            <text:p>$2.063.15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2/11/OPP1063942" xlink:type="simple">Johns Hopkins University</text:a>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Family Planning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78267344" calcext:value-type="currency">
            <text:p>$78.267.34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2/10/OPP1066146" xlink:type="simple">Johns Hopkins University</text:a>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Enteric and Diarrheal Diseases 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2797562" calcext:value-type="currency">
            <text:p>$2.797.56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2/10/OPP1069442" xlink:type="simple">Johns Hopkins University</text:a>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Enteric and Diarrheal Diseases 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91494" calcext:value-type="currency">
            <text:p>$91.49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2/10/OPP1067828" xlink:type="simple">Johns Hopkins University School of Medicine</text:a>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Discovery and Translational Science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00000" calcext:value-type="currency">
            <text:p>$10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2/10/OPP1069420" xlink:type="simple">Johns Hopkins University</text:a>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Discovery and Translational Science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00000" calcext:value-type="currency">
            <text:p>$10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2/10/OPP1067527" xlink:type="simple">Johns Hopkins University</text:a>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Discovery and Translational Science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99430" calcext:value-type="currency">
            <text:p>$99.43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2/06/OPP1054413" xlink:type="simple">Johns Hopkins University</text:a>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Malaria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09724" calcext:value-type="currency">
            <text:p>$109.72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2/06/OPP1061659" xlink:type="simple">Johns Hopkins University</text:a>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Nutrition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1535869" calcext:value-type="currency">
            <text:p>$1.535.86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2/04/OPP1058246" xlink:type="simple">Johns Hopkins University</text:a>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Discovery and Translational Science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00000" calcext:value-type="currency">
            <text:p>$10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1/11/OPP1044503" xlink:type="simple">Johns Hopkins University</text:a>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string" calcext:value-type="string">
            <text:p>Discovery and Translational Science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00000" calcext:value-type="currency">
            <text:p>$10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1/10/OPP1037174" xlink:type="simple">Johns Hopkins University</text:a>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string" calcext:value-type="string">
            <text:p>Tuberculosi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647836" calcext:value-type="currency">
            <text:p>$1.647.83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1/10/OPP1046221" xlink:type="simple">Johns Hopkins University</text:a>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string" calcext:value-type="string">
            <text:p>Discovery and Translational Science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00000" calcext:value-type="currency">
            <text:p>$10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1/10/OPP1046227" xlink:type="simple">Johns Hopkins University</text:a>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string" calcext:value-type="string">
            <text:p>Discovery and Translational Science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00000" calcext:value-type="currency">
            <text:p>$10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1/06/OPP1037249" xlink:type="simple">Johns Hopkins University</text:a>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string" calcext:value-type="string">
            <text:p>HIV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83962" calcext:value-type="currency">
            <text:p>$83.96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0/11/OPP1026191" xlink:type="simple">Johns Hopkins University</text:a>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string" calcext:value-type="string">
            <text:p>Global Health and Development Public Awareness and Analysis</text:p>
          </table:table-cell>
          <table:table-cell table:style-name="ce3" office:value-type="string" calcext:value-type="string">
            <text:p>Global Policy &amp; Advocacy</text:p>
          </table:table-cell>
          <table:table-cell table:style-name="ce8" office:value-type="currency" office:currency="USD" office:value="300000" calcext:value-type="currency">
            <text:p>$30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0/11/OPP1016946" xlink:type="simple">Johns Hopkins University</text:a>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string" calcext:value-type="string">
            <text:p>Delivery of Solutions to Improve Global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5856220" calcext:value-type="currency">
            <text:p>$5.856.22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0/11/OPP1021542" xlink:type="simple">Johns Hopkins University</text:a>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string" calcext:value-type="string">
            <text:p>Enteric and Diarrheal Diseases 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16923744" calcext:value-type="currency">
            <text:p>$16.923.74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0/10/OPP1020720" xlink:type="simple">Johns Hopkins University</text:a>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string" calcext:value-type="string">
            <text:p>Pneumonia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665685" calcext:value-type="currency">
            <text:p>$665.68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0/10/OPP1017682" xlink:type="simple">Johns Hopkins University</text:a>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string" calcext:value-type="string">
            <text:p>Pneumonia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571181" calcext:value-type="currency">
            <text:p>$571.18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0/09/OPP1016382" xlink:type="simple">Johns Hopkins University</text:a>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string" calcext:value-type="string">
            <text:p>Inform and Engage Communities</text:p>
          </table:table-cell>
          <table:table-cell table:style-name="ce3" office:value-type="string" calcext:value-type="string">
            <text:p>Special Projects</text:p>
          </table:table-cell>
          <table:table-cell table:style-name="ce8" office:value-type="currency" office:currency="USD" office:value="367941" calcext:value-type="currency">
            <text:p>$367.94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10/05/OPP1015757" xlink:type="simple">Johns Hopkins University</text:a>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string" calcext:value-type="string">
            <text:p>Discovery and Translational Science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00000" calcext:value-type="currency">
            <text:p>$10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9/11/OPPGH5190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HIV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2699943" calcext:value-type="currency">
            <text:p>$2.699.94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9/11/OPPGH5332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Development of Solutions to Improve Global Health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2012599" calcext:value-type="currency">
            <text:p>$2.012.59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9/11/OPP1001939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Maternal, Neonatal and Child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6454415" calcext:value-type="currency">
            <text:p>$6.454.41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9/11/OPP1006979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Discovery and Translational Science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00000" calcext:value-type="currency">
            <text:p>$10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9/10/OPP51916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Family Planning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8791671" calcext:value-type="currency">
            <text:p>$8.791.67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9/10/OPP52956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Pneumonia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6842977" calcext:value-type="currency">
            <text:p>$6.842.97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9/10/OPPGH5241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Enteric and Diarrheal Diseases 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3773154" calcext:value-type="currency">
            <text:p>$3.773.15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9/08/OPP52916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Family Planning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46871724" calcext:value-type="currency">
            <text:p>$46.871.72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9/05/OPP53126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Discovery and Translational Science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00000" calcext:value-type="currency">
            <text:p>$10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9/05/OPP53275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Discovery and Translational Science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00000" calcext:value-type="currency">
            <text:p>$10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9/05/OPP53213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Discovery and Translational Science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00000" calcext:value-type="currency">
            <text:p>$10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9/02/OPP53082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Agricultural Development</text:p>
          </table:table-cell>
          <table:table-cell table:style-name="ce3" office:value-type="string" calcext:value-type="string">
            <text:p>Global Growth &amp; Opportunity</text:p>
          </table:table-cell>
          <table:table-cell table:style-name="ce8" office:value-type="currency" office:currency="USD" office:value="152243" calcext:value-type="currency">
            <text:p>$152.24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8/11/OPP48968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Pneumonia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40940324" calcext:value-type="currency">
            <text:p>$40.940.32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8/11/OPP22006_03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HIV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7160812" calcext:value-type="currency">
            <text:p>$17.160.81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8/11/OPP51973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Delivery of Solutions to Improve Global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643496" calcext:value-type="currency">
            <text:p>$643.49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8/11/OPP51972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Delivery of Solutions to Improve Global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2318263" calcext:value-type="currency">
            <text:p>$2.318.26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8/11/OPP49504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Research and Learning Opportunitie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4977359" calcext:value-type="currency">
            <text:p>$4.977.35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8/10/OPP52493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Global Health and Development Public Awareness and Analysis</text:p>
          </table:table-cell>
          <table:table-cell table:style-name="ce3" office:value-type="string" calcext:value-type="string">
            <text:p>Global Policy &amp; Advocacy</text:p>
          </table:table-cell>
          <table:table-cell table:style-name="ce8" office:value-type="currency" office:currency="USD" office:value="300000" calcext:value-type="currency">
            <text:p>$30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8/06/OPP50706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Tuberculosi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25000" calcext:value-type="currency">
            <text:p>$25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8/01/OPP48793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Tuberculosi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943615" calcext:value-type="currency">
            <text:p>$943.61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7/11/OPP48412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Education</text:p>
          </table:table-cell>
          <table:table-cell table:style-name="ce3" office:value-type="string" calcext:value-type="string">
            <text:p>US Program</text:p>
          </table:table-cell>
          <table:table-cell table:style-name="ce8" office:value-type="currency" office:currency="USD" office:value="1995651" calcext:value-type="currency">
            <text:p>$1.995.65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7/11/OPP42851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Tuberculosi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798256" calcext:value-type="currency">
            <text:p>$1.798.25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7/10/OPP48027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Neglected Tropical Disease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2613120" calcext:value-type="currency">
            <text:p>$12.613.12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7/07/OPP48182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Inform and Engage Communities</text:p>
          </table:table-cell>
          <table:table-cell table:style-name="ce3" office:value-type="string" calcext:value-type="string">
            <text:p>Special Projects</text:p>
          </table:table-cell>
          <table:table-cell table:style-name="ce8" office:value-type="currency" office:currency="USD" office:value="1866408" calcext:value-type="currency">
            <text:p>$1.866.4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6/09/OPP22006_02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HIV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4021704" calcext:value-type="currency">
            <text:p>$4.021.70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6/07/OPP44385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Education</text:p>
          </table:table-cell>
          <table:table-cell table:style-name="ce3" office:value-type="string" calcext:value-type="string">
            <text:p>US Program</text:p>
          </table:table-cell>
          <table:table-cell table:style-name="ce8" office:value-type="currency" office:currency="USD" office:value="1896129" calcext:value-type="currency">
            <text:p>$1.896.12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6/07/OPP42381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Pneumonia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49720" calcext:value-type="currency">
            <text:p>$49.72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6/06/OPP40644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Global Health and Development Public Awareness and Analysis</text:p>
          </table:table-cell>
          <table:table-cell table:style-name="ce3" office:value-type="string" calcext:value-type="string">
            <text:p>Global Policy &amp; Advocacy</text:p>
          </table:table-cell>
          <table:table-cell table:style-name="ce8" office:value-type="currency" office:currency="USD" office:value="1600000" calcext:value-type="currency">
            <text:p>$1.60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6/05/OPP39381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Malaria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8721731" calcext:value-type="currency">
            <text:p>$8.721.73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6/04/OPP41724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HIV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643750" calcext:value-type="currency">
            <text:p>$643.75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5/10/OPP26748_01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Pneumonia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294422" calcext:value-type="currency">
            <text:p>$294.42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5/09/OPP39982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Education</text:p>
          </table:table-cell>
          <table:table-cell table:style-name="ce3" office:value-type="string" calcext:value-type="string">
            <text:p>US Program</text:p>
          </table:table-cell>
          <table:table-cell table:style-name="ce8" office:value-type="currency" office:currency="USD" office:value="464000" calcext:value-type="currency">
            <text:p>$464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5/08/OPP35884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Maternal, Neonatal and Child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993587" calcext:value-type="currency">
            <text:p>$993.58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5/08/OPP39018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Global Health and Development Public Awareness and Analysis</text:p>
          </table:table-cell>
          <table:table-cell table:style-name="ce3" office:value-type="string" calcext:value-type="string">
            <text:p>Global Policy &amp; Advocacy</text:p>
          </table:table-cell>
          <table:table-cell table:style-name="ce8" office:value-type="currency" office:currency="USD" office:value="375000" calcext:value-type="currency">
            <text:p>$375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5/08/OPP39719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Education</text:p>
          </table:table-cell>
          <table:table-cell table:style-name="ce3" office:value-type="string" calcext:value-type="string">
            <text:p>US Program</text:p>
          </table:table-cell>
          <table:table-cell table:style-name="ce8" office:value-type="currency" office:currency="USD" office:value="3051524" calcext:value-type="currency">
            <text:p>$3.051.52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5/04/OPP23_02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Delivery of Solutions to Improve Global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914924" calcext:value-type="currency">
            <text:p>$914.92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5/04/OPP117_01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Family Planning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40000000" calcext:value-type="currency">
            <text:p>$40.00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5/02/OPP35470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Malaria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53725" calcext:value-type="currency">
            <text:p>$53.72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4/11/OPP36520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Education</text:p>
          </table:table-cell>
          <table:table-cell table:style-name="ce3" office:value-type="string" calcext:value-type="string">
            <text:p>US Program</text:p>
          </table:table-cell>
          <table:table-cell table:style-name="ce8" office:value-type="currency" office:currency="USD" office:value="883200" calcext:value-type="currency">
            <text:p>$883.2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4/08/OPP33488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HIV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300000" calcext:value-type="currency">
            <text:p>$30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4/06/OPP19790_01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Tuberculosi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81091647" calcext:value-type="currency">
            <text:p>$81.091.64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3/10/OPP26748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Pneumonia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349159" calcext:value-type="currency">
            <text:p>$349.15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2/09/OPP19790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Tuberculosis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3000000" calcext:value-type="currency">
            <text:p>$3.00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1/09/OPP23_01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Delivery of Solutions to Improve Global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5935000" calcext:value-type="currency">
            <text:p>$5.935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0/08/OPP3522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Pneumonia</text:p>
          </table:table-cell>
          <table:table-cell table:style-name="ce3" office:value-type="string" calcext:value-type="string">
            <text:p>Global Health</text:p>
          </table:table-cell>
          <table:table-cell table:style-name="ce8" office:value-type="currency" office:currency="USD" office:value="12840000" calcext:value-type="currency">
            <text:p>$12.84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2000/08/OPP614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Discovery and Translational Sciences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30976338" calcext:value-type="currency">
            <text:p>$30.976.33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1999/09/OPP23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Delivery of Solutions to Improve Global Health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3982000" calcext:value-type="currency">
            <text:p>$3.982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1999/05/OPP117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Family Planning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20000000" calcext:value-type="currency">
            <text:p>$20.00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1997/10/OPP1466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Research and Learning Opportunities</text:p>
          </table:table-cell>
          <table:table-cell table:style-name="ce3" office:value-type="string" calcext:value-type="string">
            <text:p>US Program</text:p>
          </table:table-cell>
          <table:table-cell table:style-name="ce8" office:value-type="currency" office:currency="USD" office:value="40000" calcext:value-type="currency">
            <text:p>$4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gatesfoundation.org/How-We-Work/Quick-Links/Grants-Database/Grants/1997/04/OPP470" xlink:type="simple">Johns Hopkins University</text:a></text:p>
          </table:table-cell>
          <table:table-cell table:style-name="ce3" office:value-type="string" calcext:value-type="string">
            <text:p>2009 and earlier</text:p>
          </table:table-cell>
          <table:table-cell table:style-name="ce3" office:value-type="string" calcext:value-type="string">
            <text:p>Family Planning</text:p>
          </table:table-cell>
          <table:table-cell table:style-name="ce3" office:value-type="string" calcext:value-type="string">
            <text:p>Global Development</text:p>
          </table:table-cell>
          <table:table-cell table:style-name="ce8" office:value-type="currency" office:currency="USD" office:value="2257200" calcext:value-type="currency">
            <text:p>$2.257.2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0" table:formula="of:=SUM([.E3:.E189])" office:value-type="currency" office:currency="USD" office:value="836886343" calcext:value-type="currency">
            <text:p>$836.886.343</text:p>
          </table:table-cell>
          <table:table-cell table:number-columns-repeated="1019"/>
        </table:table-row>
        <table:table-row table:style-name="ro1" table:number-rows-repeated="10483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 number:title="Benutzerdefinier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5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25T12:42:21.402393419</meta:creation-date>
    <dc:date>2020-04-25T13:06:28.981681102</dc:date>
    <meta:editing-duration>PT13M53S</meta:editing-duration>
    <meta:editing-cycles>4</meta:editing-cycles>
    <meta:generator>LibreOffice/6.4.2.2$Linux_X86_64 LibreOffice_project/40$Build-2</meta:generator>
    <meta:document-statistic meta:table-count="1" meta:cell-count="941" meta:object-count="0"/>
  </office:meta>
</office:document-meta>
</file>